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anuary 3, 2022 (08:52:0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3T13:52:17Z</meta:creation-date>
    <dc:date>2022-01-03T13:52:17Z</dc:date>
    <meta:user-defined meta:name="date" meta:value-type="string">January   3, 2022 (08:52:0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